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ourier New"/>
    </style:style>
    <style:style style:name="P2" style:family="paragraph" style:parent-style-name="Text_20_body">
      <style:paragraph-properties fo:line-height="150%" fo:text-align="justify" style:justify-single-word="false"/>
      <style:text-properties style:font-name="Courier New"/>
    </style:style>
    <style:style style:name="P3" style:family="paragraph" style:parent-style-name="Text_20_body">
      <style:paragraph-properties fo:line-height="150%" fo:text-align="center" style:justify-single-word="false"/>
      <style:text-properties style:font-name="Courier New" fo:font-size="26pt" fo:font-weight="bold" style:font-size-asian="26pt" style:font-weight-asian="bold" style:font-size-complex="26pt" style:font-weight-complex="bold"/>
    </style:style>
    <style:style style:name="P4" style:family="paragraph" style:parent-style-name="Text_20_body">
      <style:paragraph-properties fo:line-height="150%" fo:text-align="center" style:justify-single-word="false"/>
      <style:text-properties style:font-name="Courier New" fo:font-size="18pt" fo:font-weight="bold" style:font-size-asian="18pt" style:font-weight-asian="bold" style:font-size-complex="18pt" style:font-weight-complex="bold"/>
    </style:style>
    <style:style style:name="P5" style:family="paragraph" style:parent-style-name="Text_20_body">
      <style:paragraph-properties fo:line-height="150%" fo:text-align="justify" style:justify-single-word="false"/>
      <style:text-properties style:font-name="Courier New"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ÍTULO V</text:p>
      <text:p text:style-name="P3">¡DESPIERTA, BABY!</text:p>
      <text:p text:style-name="P3"/>
      <text:p text:style-name="P2">Breve resumen de lo anteriormente publicado. El cazador Esaú, convencido de que para cuatro días que va a vivir uno todo da igual, sigue el consejo de su barriga y renuncia a su derecho de primogenitura por un buen plato de lentejas (Jacob fue generoso al menos en eso y le dejó repetir dos veces). El ciudadano Kane, por su parte, se dedicó durante muchos años a vender a todas las personas para poder comprarse todas las cosas; al final de su vida reconoce que cambiaría si pudiera su almacén repleto de cosas carísimas por la única cosa humilde -un viejo trineo- que le recordaba a cierta persona: a él mismo, antes de dedicarse a la compraventa, cuando prefería amar y ser amado que poseer o dominar.</text:p>
      <text:p text:style-name="P2">Tanto Esaú como Kane estaban convencidos de hacer lo que querían, pero ninguno de ellos parece que consiguió darse una buena vida. Y sin embargo, si se les hubiera preguntado qué es lo que deseaban de veras, habrían respondido lo mismo que tú (o que yo, claro): «Quiero darme la buena vida.» Conclusión: está bastante claro lo que queremos (darnos la buena vida) pero no lo está tanto en que consiste eso de «la buena vida». Y es que querer la buena vida no es un querer cualquiera, como cuando uno quiere lentejas, cuadros, electrodomésticos o dinero. Todos estos quereres son por decirlo así simples, se fijan en un solo aspecto de la realidad: no tienen perspectiva de conjunto. No hay nada malo en querer lentejas cuando se tiene hambre, desde luego: pero en el mundo hay otras cosas, otras relaciones, fidelidades debidas al pasado y esperanzas suscitadas por lo venidero, no sé, mucho más, todo lo que se te ocurra. En una palabra, no sólo de lentejas vive el hombre. Por conseguir sus lentejas, Esaú sacrificó demasiados aspectos importantes de su vida, la simplificó más de lo debido.</text:p>
      <text:p text:style-name="P2"><text:soft-page-break/>Actuó, como ya te he dicho, bajo el peso de la inminencia de la muerte. La muerte es una gran simplificadora: cuando estás a punto de estirar la pata importan muy pocas cosas (la medicina que puede salvarte, el aire que aún consiente en llenarte los pulmones una vez más ... ). La vida, en cambio, es siempre complejidad y casi siempre complicaciones. Si rehúyes toda complicación y buscas la gran simpleza (¡vengan las lentejas!) no creas que quieres vivir más y mejor sino morirte de una vez. Y hemos dicho que lo que realmente deseamos es la buena vida, no la pronta muerte. De modo que Esaú no nos sirve como maestro.</text:p>
      <text:p text:style-name="P2">También Kane simplificaba a su modo la cuestión. A diferencia de Esaú, no era derrochador, sino acumulador y ambicioso. Lo que quería era poder para manejar a los hombres y dinero para comprar cosas, muchas cosas bonitas y seguramente útiles. No tengo nada, figúrate, contra intentar conseguir dinero ni contra la afición a las cosas hermosas o útiles. No me fío de esa gente que dice que no se interesa por el dinero y que asegura no necesitar nada de nada. A lo mejor estoy hecho de barro muy mal cocido, pero no me hace ninguna gracia quedarme sin blanca y si mañana los ladrones me desvalijaran la casa y se llevaran mis libros (temo que poco más podrían llevarse) me sentaría como un tiro. Sin embargo, el deseo de tener más y más (dinero, cosas ...) tampoco me parece del todo sano. La verdad es que las cosas que tenemos nos tienen ellas también a nosotros en contrapartida: lo que poseemos nos posee. Me explico. Un día, un sabio budista le decía a su discípulo esto mismo que te estoy diciendo y el discípulo le miraba con la misma cara rara («este tío está chalao») con la que a lo mejor tú lees esta página. Entonces el sabio preguntó al discípulo: «¿Qué es lo que más te gusta de esta habitación?» El avispado alumno señaló una estupenda copa de oro y marfil que debía costar su buena pasta. «Bueno, cógela», dijo el sabio, y el muchacho, sin esperar a que se lo dijeran dos veces, agarró firmemente la joyita con la mano derecha. «No se te ocurra soltarla, ¿eh?», observó el maestro con cierta guasa; y después añadió: «¿Y no hay ninguna otra cosa que te guste también?» El discípulo reconoció que la bolsa llena <text:soft-page-break/>de dinerito contante y sonante que estaba sobre la mesa tampoco le producía repugnancia. «Pues nada, ¡a por ella!», le animó el otro. Y el chico empuñó fervorosamente la bolsa con su mano izquierda. «Y ahora ¿qué?», preguntó al maestro con cierto nerviosismo. Y el sabio repuso: «Ahora ¡ráscate!» No había manera, claro. ¡Y mira que puede llegar uno a necesitar rascarse cuando le pica alguna parte del cuerpo... o aun del alma! Con las manos ocupadas, no puede uno rascarse a gusto ni hacer otros muchos gestos. Lo que tenemos muy agarrado nos agarra también a su modo... o sea que más vale tener cuidado con no pasarse. En cierta forma, eso es lo que le ocurrió a Kane: tenía las manos y el alma tan ocupadas con sus posesiones que de pronto sintió un extraño picor y no supo con qué rascarse. La vida es más complicada de lo que Kane suponía, porque las manos no sólo sirven par coger sino también para rascarse o para acariciar. Pero la equivocación fundamental de ese personaje, si el que se equivoca no soy yo, fue otra. Obsesionado por conseguir cosas y dinero, trató a la gente como si también fueran cosas. Consideraba que en eso consiste tener poder sobre ellas. Grave simplificación: la mayor complejidad de la vida es precisamente ésa, que las personas no son cosas. Al principio no encontró dificultades: las cosas se compran y se venden y Kane compró y vendió también personas. De momento no le pareció que hubiese gran diferencia. Las cosas se usan mientras sirven y luego se tiran: Kane hizo lo mismo con los que le rodeaban y se diría que todo marchaba bien. Tal como poseía las cosas, Kane se propuso poseer personas, dominarlas, manejarlas a su gusto. Así se portó con sus amantes, con sus amigos, con sus empleados, con sus rivales políticos, con todo bicho viviente. Desde luego hizo mucho daño a los demás, pero lo peor desde su punto de vista (el punto de vista de alguien que suponemos quería darse «buena vida», ya sabes) es que se fastidió seriamente a sí mismo. Intentaré aclararte esto porque me parece de la mayor importancia.</text:p>
      <text:p text:style-name="P2">Desengáñate: de una cosa -aunque sea la mejor cosa del mundo- sólo pueden sacarse... cosas. Nadie es capaz de dar lo que no tiene, ¿verdad?, ni mucho menos nada puede dar más de lo que es. Las <text:soft-page-break/>lentejas son útiles para quitar el hambre pero no ayudan a aprender francés, por ejemplo; el dinero, por su parte, sirve para casi todo y sin embargo no puede comprar una verdadera amistad (a fuerza de pasta se consigue servilismo, compañía de gorrones o sexo mercenario, pero nada más). Vamos, que un vídeo le puede prestar a otro vídeo una pieza pero no puede darle un beso... Si los hombres fuésemos simples cosas, con lo que las cosas pueden darnos nos bastaría. Pero ésa es la complicación de que te hablaba: que como no somos puras cosas, necesitamos «cosas» que las cosas no tienen. Cuando tratamos a los demás como cosas, a la manera en que lo hacía Kane, lo que recibimos de ellos son también cosas: al estrujarlos sueltan dinero, nos sirven (como si fueran instrumentos mecánicos), salen, entran, se frotan contra nosotros o sonríen cuando apretamos el debido botón... Pero de este modo nunca nos darán esos dones más sutiles que sólo las personas pueden dar. No conseguiremos así ni amistad, ni respeto, ni mucho menos amor. Ninguna cosa (ni siquiera un animal, porque la diferencia entre su condición y la nuestra es demasiado grande) puede brindarnos esa amistad respeto, amor... en resumen, esa complicidad fundamental que sólo se da entre iguales y que a ti o a mí o a Kane, que somos personas, no nos pueden ofrecer más que otras personas a las que tratemos como a tales. Lo del trato es importante, porque ya hemos dicho que los humanos nos humanizamos unos a otros. Al tratar a las personas como a personas y no como a cosas (es decir, al tomar en cuenta lo que quieren o lo que necesitan y no sólo lo que puedo sacar de ellas) estoy haciendo posible que me devuelvan lo que sólo una persona puede darle a otra.</text:p>
      <text:p text:style-name="P2">A Kane se le olvidó este pequeño detalle y de pronto (pero demasiado tarde) se dio cuenta de que tenía de todo salvo lo que nadie más que otra persona puede dar: aprecio sincero o cariño espontáneo o simple compañía inteligente. Como a Kane nunca nada pareció importarle salvo el dinero, a nadie le importaba nada de Kane salvo su dinero. Y el gran hombre sabía, además, que era por culpa suya. A veces uno puede tratar a los demás como a personas y <text:soft-page-break/>no recibir más que coces, traiciones o abusos. De acuerdo. Pero al menos contamos con el respeto de una persona, aunque no sea más que una: nosotros mismos. Al no convertir a los otros en cosas defendemos por lo menos nuestro derecho a no ser cosas para los otros. Intentamos que el mundo de las personas -ese mundo en el que unas personas tratan como tales a otras, el único en el que de veras se puede vivir bien- sea posible. Supongo que la desesperación del ciudadano Kane al final de su vida no provenía simplemente de haber perdido el tierno conjunto de relaciones humanas que tuvo en su infancia, sino de haberse empeñado en perderlas y de haber dedicado su vida entera a estropearlas. No es que no las tuviera sino que se dio cuenta de que ya ni siquiera las merecía...</text:p>
      <text:p text:style-name="P2">Pero al multimillonario Kane seguro que le envidiaba muchísima gente, me dirás. Seguro que muchos pensaban: «¡Ése sí que sabe vivir!» Bueno, ¿y qué? ¡Despierta de una vez, criatura! Los demás, desde fuera, pueden envidiarle a uno y no saber que en ese mismo momento nos estamos muriendo de cáncer. ¿Vas a preferir darle gusto a los demás que satisfacerte a ti mismo? Kane consiguió todo lo que había oído decir que hace feliz a una persona: dinero, poder, influencia, servidumbre... Y descubrió finalmente que a él, dijeran lo que dijeran, le faltaba lo fundamental: el auténtico afecto, el auténtico respeto y aun el auténtico amor de personas libres, de personas a las que él tratara como personas y no como a cosas. Me dirás a lo mejor que ese Kane era un poco raro, como suelen serlo los protagonistas de las películas. Mucha gente se hubiera sentido de lo más satisfecha viviendo en semejante palacio y con tales lujos: la mayoría, me asegurarás en plan cínico, no se hubiera acordado del trineo «Rosebud» para nada. A lo mejor Kane estaba algo chalado... ¡mira que sentirse desgraciado con tantas cosas como tenía! Y yo te digo que dejes a la gente en paz y que sólo pienses en ti mismo. La buena vida que tú quieres ¿es algo así como la de Kane? ¿Te conformas con el plato de lentejas de Esaú? No respondas demasiado de prisa. Precisamente la ética lo que intenta es averiguar en qué consiste en el fondo, más allá de <text:soft-page-break/>lo que nos cuentan o de lo que vemos en los anuncios de la tele, esa dichosa buena vida que nos gustaría pegarnos. A estas alturas ya sabemos que ninguna buena vida puede prescindir de las cosas (nos hacen falta lentejas, que tienen mucho hierro) pero aún menos puede pasarse de personas. A las cosas hay que manejarlas como a cosas y a las personas hay que tratarlas como personas: de este modo las cosas nos ayudarán en muchos aspectos y las personas en uno fundamental, que ninguna cosa puede suplir, el de ser humanos. ¿Se trata de una chaladura mía o del ciudadano Kane? A lo mejor ser humanos no es cosa importante porque queramos o no ya lo somos sin remedio... ¡Pero se puede ser humano-cosa o humano-humano, humano simplemente preocupado en ganarse las cosas de la vida -todas las cosas, cuanto más cosas, mejor- y humano dedicado a disfrutar de la humanidad vivida entre personas! Por favor, no te rebajes; deja las rebajas para los grandes almacenes, que es lo suyo.</text:p>
      <text:p text:style-name="P2">Estoy de acuerdo en que muchos a primera vista no le conceden demasiada importancia a lo que estoy diciendo. ¿Son de fiar? ¿Son los más listos o simplemente los que menos atención le prestan al asunto más importante, a su vida? Se puede ser listo para los negocios o para la política y un solemne borrico para cosas más serias, como lo de vivir bien o no. Kane era enormemente listo en lo que se refería al dinero y la manipulación de la gente, pero al final se dio cuenta de que estaba equivocado en lo fundamental. Metió la pata en donde más le convenía acertar. Te repito una palabra que me parece crucial para este asunto: atención. No me refiero a la atención del búho, que no habla pero se fija mucho (según el viejo chiste, ya sabes), sino a la disposición a reflexionar sobre lo que se hace y a intentar precisar lo mejor posible el sentido de esa «buena vida» que queremos vivir. Sin cómodas pero peligrosas simplificaciones, procurando comprender toda la complejidad del asunto este de vivir (me refiero a vivir humanamente), que se las trae.</text:p>
      <text:p text:style-name="P2">Yo creo que la primera e indispensable condición ética es la de estar decidido a no vivir de cualquier modo: estar convencido de <text:soft-page-break/>que no todo da igual aunque antes o después vayamos a morirnos. Cuando se habla de «moral» la gente suele referirse a esas órdenes y costumbres que suelen respetarse, por lo menos aparentemente y a veces sin saber muy bien por qué. Pero quizá el verdadero intríngulis no esté en someterse a un código o en llevar la contraria a lo establecido (que es también someterse a un código, pero al revés) sino en intentar comprender. Comprender por qué ciertos comportamientos nos convienen y otros no, comprender de qué va la vida y qué es lo que puede hacerla «buena» para nosotros los humanos. Ante todo, nada de contentarse con ser tenido por bueno, con quedar bien ante los demás, con que nos den aprobado... Desde luego, para ello será preciso no sólo fijarse en plan búho o con timorata obediencia de robot, sino también hablar con los demás, dar razones y escucharlas. Pero el esfuerzo de tomar la decisión tiene que hacerlo cada cual en solitario: nadie puede ser libre por ti. De momento te dejo dos cuestiones para que vayas rumiando. La primera es ésta: ¿Por qué está mal lo que está mal? Y la segunda es todavía más bonita: ¿en qué consiste lo de tratar a las personas como a personas? Si sigues teniendo paciencia conmigo, intentaremos empezar a responder en los dos próximos capítulos.</text:p>
      <text:p text:style-name="P2"/>
      <text:p text:style-name="P5">Vete leyendo...</text:p>
      <text:p text:style-name="P2"/>
      <text:p text:style-name="P2">«Es la debilidad del hombre lo que le hace sociable; son nuestras comunes miserias las que inclinan nuestros corazones a la humanidad; si no fuésemos hombres, no le deberíamos nada. Todo apego es un signo de insuficiencia: si cada uno de nosotros no tuviese ninguna necesidad de los demás, ni siquiera pensaría en unirse a ellos. Así de nuestra misma deficiencia nace nuestra frágil dicha. Un ser verdaderamente feliz es un ser solitario: sólo Dios goza de una felicidad absoluta; pero ¿quién de nosotros tiene idea de cosa semejante? Si alguien imperfecto pudiese bastarse a sí mismo, ¿de qué gozaría, según nosotros? Estaría <text:soft-page-break/>solo, sería desdichado. Yo no concibo que quien no tiene necesidad de nada pueda amar algo: y no concibo que quien no ame nada pueda ser feliz» (Jean-Jacques Rousseau, Emilio).</text:p>
      <text:p text:style-name="P2"/>
      <text:p text:style-name="P2">«En efecto, por lo que respecta a aquellos cuya atareada pobreza ha usurpado el nombre de riqueza, tienen su riqueza como nosotros decimos que tenemos fiebre, siendo así que es ella la que nos tiene cogidos» (Séneca, Cartas a Lucilio)</text:p>
      <text:p text:style-name="P2"/>
      <text:p text:style-name="P2">«Como la razón no exige nada que sea contrario a la naturaleza, exige, por consiguiente, que cada cual se ame a sí mismo, busque su utilidad propia -lo que realmente le sea útil-, apetezca todo aquello que conduce realmente al hombre a una perfección mayor y, en términos absolutos, que cada cual se esfuerce cuanto está en su mano por conservar su ser. (...). Y así, nada es más útil al hombre que el hombre; quiero decir que nada pueden desear los hombres que sea mejor para la conservación de su ser que el concordar todos en todas las cosas, de suerte que las almas de todos formen como una sola alma, y sus cuerpos como un solo cuerpo, esforzándose todos a la vez, cuanto puedan, en conservar su ser y buscando todos a una la común utilidad, de donde se sigue que los hombres que se guían por la razón, es decir, los hombres que buscan su utilidad bajo la guía de la razón, no apetecen para sí nada que no deseen para los demás hombres, y, por ello, son justos, dignos de confianza y honestos» (Spinoza, Ética).</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4-29T12:46:05.53</meta:creation-date>
    <dc:date>2013-04-29T13:12:23.39</dc:date>
    <meta:editing-duration>PT00H26M22S</meta:editing-duration>
    <meta:editing-cycles>2</meta:editing-cycles>
    <meta:generator>OpenOffice.org/3.1$Win32 OpenOffice.org_project/310m11$Build-9399</meta:generator>
    <meta:document-statistic meta:table-count="0" meta:image-count="0" meta:object-count="0" meta:page-count="8" meta:paragraph-count="15" meta:word-count="2899" meta:character-count="16217"/>
  </office:meta>
</office:document-meta>
</file>